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pitch="variable"/>
    <style:font-face style:name="Open Sans" svg:font-family="'Open Sans', 'Segoe UI'"/>
  </office:font-face-decls>
  <office:automatic-styles>
    <style:style style:name="Table1" style:family="table">
      <style:table-properties style:width="9.551cm" fo:margin-left="3.503cm" table:align="left" style:writing-mode="lr-tb"/>
    </style:style>
    <style:style style:name="Table1.A" style:family="table-column">
      <style:table-column-properties style:column-width="5.001cm"/>
    </style:style>
    <style:style style:name="Table1.B" style:family="table-column">
      <style:table-column-properties style:column-width="4.55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style:contextual-spacing="false" fo:text-align="start" style:justify-single-word="false" style:writing-mode="lr-tb"/>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hadow="none" style:writing-mode="lr-tb"/>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hadow="none" style:writing-mode="lr-tb"/>
      <style:text-properties fo:font-variant="normal" fo:text-transform="none" fo:color="#000000" loext:opacity="100%" style:font-name="Open Sans" fo:font-size="11.5pt" fo:letter-spacing="normal" fo:font-style="normal" fo:font-weight="normal" style:font-size-asian="11.5pt" style:font-style-asian="normal" style:font-weight-asian="normal" style:font-name-complex="Open Sans"/>
    </style:style>
    <style:style style:name="P4" style:family="paragraph" style:parent-style-name="Table_20_Contents">
      <style:paragraph-properties fo:text-align="start" style:justify-single-word="false"/>
      <style:text-properties officeooo:rsid="00201d26" officeooo:paragraph-rsid="00201d26"/>
    </style:style>
    <style:style style:name="P5" style:family="paragraph" style:parent-style-name="Text_20_body">
      <style:paragraph-properties fo:margin-top="0cm" fo:margin-bottom="0cm" style:contextual-spacing="false" fo:text-align="start" style:justify-single-word="false" style:writing-mode="lr-tb"/>
      <style:text-properties officeooo:rsid="00201d26" officeooo:paragraph-rsid="00201d26"/>
    </style:style>
    <style:style style:name="P6" style:family="paragraph" style:parent-style-name="Table_20_Contents">
      <style:paragraph-properties fo:text-align="center" style:justify-single-word="false"/>
      <style:text-properties style:text-underline-style="none" officeooo:rsid="00201d26" officeooo:paragraph-rsid="00201d26"/>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hadow="none" style:writing-mode="lr-tb"/>
      <style:text-properties officeooo:rsid="001cb152" officeooo:paragraph-rsid="001cb152"/>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hadow="none" style:writing-mode="lr-tb"/>
      <style:text-properties officeooo:rsid="00251f27" officeooo:paragraph-rsid="00251f27"/>
    </style:style>
    <style:style style:name="P9" style:family="paragraph" style:parent-style-name="Heading_20_1">
      <style:paragraph-properties fo:margin-top="0cm" fo:margin-bottom="0cm" style:contextual-spacing="false" fo:text-align="start" style:justify-single-word="false" style:writing-mode="lr-tb"/>
    </style:style>
    <style:style style:name="T1" style:family="text">
      <style:text-properties fo:font-weight="bold" style:font-weight-asian="bold" style:font-weight-complex="bold"/>
    </style:style>
    <style:style style:name="T2" style:family="text">
      <style:text-properties fo:font-weight="bold" officeooo:rsid="001cb152"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1cb152"/>
    </style:style>
    <style:style style:name="T5" style:family="text">
      <style:text-properties officeooo:rsid="0021ba28"/>
    </style:style>
    <style:style style:name="T6" style:family="text">
      <style:text-properties officeooo:rsid="002623bf"/>
    </style:style>
    <style:style style:name="T7" style:family="text">
      <style:text-properties officeooo:rsid="002737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Rotary encoder driver - User Guide v.1</text:h>
      <text:p text:style-name="P1"/>
      <text:p text:style-name="P1">This rotary encoder driver is interrupt driven on all edges of the two quadrature signals. A state machine based on a <text:span text:style-name="T6">16 cell </text:span>look-up table is used to minimise contact bounce and time spent servicing the interrupt<text:span text:style-name="T5">s</text:span>. It was developed for ESP32forth v7.0.5.4.</text:p>
      <text:p text:style-name="P1"/>
      <text:p text:style-name="P5">The driver expects the encoder to be connected as follows:-</text:p>
      <text:p text:style-name="P5"><text:tab/></text:p>
      <table:table table:name="Table1" table:style-name="Table1">
        <table:table-column table:style-name="Table1.A"/>
        <table:table-column table:style-name="Table1.B"/>
        <table:table-row table:style-name="TableLine2258591432128">
          <table:table-cell table:style-name="Table1.A1" office:value-type="string">
            <text:p text:style-name="P6">Rotary encoder pin</text:p>
          </table:table-cell>
          <table:table-cell table:style-name="Table1.B1" office:value-type="string">
            <text:p text:style-name="P6">ESP32forth pin</text:p>
          </table:table-cell>
        </table:table-row>
        <table:table-row table:style-name="TableLine2258591429408">
          <table:table-cell table:style-name="Table1.A2" office:value-type="string">
            <text:p text:style-name="P4">CLK</text:p>
          </table:table-cell>
          <table:table-cell table:style-name="Table1.B2" office:value-type="string">
            <text:p text:style-name="P4">GPIO4</text:p>
          </table:table-cell>
        </table:table-row>
        <table:table-row table:style-name="TableLine2258591428048">
          <table:table-cell table:style-name="Table1.A2" office:value-type="string">
            <text:p text:style-name="P4">DT</text:p>
          </table:table-cell>
          <table:table-cell table:style-name="Table1.B2" office:value-type="string">
            <text:p text:style-name="P4">GPIO15</text:p>
          </table:table-cell>
        </table:table-row>
        <table:table-row table:style-name="TableLine2258591434032">
          <table:table-cell table:style-name="Table1.A2" office:value-type="string">
            <text:p text:style-name="P4">+</text:p>
          </table:table-cell>
          <table:table-cell table:style-name="Table1.B2" office:value-type="string">
            <text:p text:style-name="P4">3V3</text:p>
          </table:table-cell>
        </table:table-row>
        <table:table-row table:style-name="TableLine2258591429680">
          <table:table-cell table:style-name="Table1.A2" office:value-type="string">
            <text:p text:style-name="P4">GND</text:p>
          </table:table-cell>
          <table:table-cell table:style-name="Table1.B2" office:value-type="string">
            <text:p text:style-name="P4">GND</text:p>
          </table:table-cell>
        </table:table-row>
      </table:table>
      <text:p text:style-name="P5"/>
      <text:p text:style-name="P5">Other GPIO pins may be used if the pin allocation constants <text:span text:style-name="T5">in the driver</text:span> are changed.</text:p>
      <text:h text:style-name="Heading_20_1" text:outline-level="1">User interface</text:h>
      <text:p text:style-name="P3">The driver is contained in vocabulary ’encoder’.</text:p>
      <text:p text:style-name="P2"/>
      <text:p text:style-name="P2"><text:span text:style-name="T1">init_encoder</text:span> <text:s/>( – ) must be called once only in your program to assign the GPIO pins and set up the interrupts. In the source code, this word is called once for you, but that can be commented out if it is to be performed elsewhere.</text:p>
      <text:p text:style-name="P2"/>
      <text:p text:style-name="P2"><text:span text:style-name="T1">read_count_rel </text:span><text:s/>( – count period ) read count relative is called repeatedly ( e.g. maybe around every 100mS for radio tuning ) and returns the number of counts received from the encoder <text:span text:style-name="T3">since this word was last called</text:span>. This allows the speed of rotation to be calculated if required. Count is a signed value, +ve indicates clockwise rotation, -ve is anticlockwise. This is useful for radio tuning, especially where the speed of rotation is made to influence the number of counts apparently received. i.e. The faster the tuning knob is turned, the much larger count is returned. That feature is left up to the user to provide, for now. <text:span text:style-name="T7">Execute remove_limits and default_count to set things up, before using read_count_rel</text:span></text:p>
      <text:p text:style-name="P2"/>
      <text:p text:style-name="P8"><text:span text:style-name="T1">set_limits </text:span><text:s/>( min max – ) set minimum and maximum count limits when operating in absolute count mode.</text:p>
      <text:p text:style-name="P8"/>
      <text:p text:style-name="P8"><text:span text:style-name="T1">remove_limits</text:span> ( – ) remove minimum and maximum count limits when operating in absolute count mode.<text:tab/></text:p>
      <text:p text:style-name="P2"/>
      <text:p text:style-name="P2"><text:span text:style-name="T1">read_count_abs</text:span> ( --- count ) read count absolute returns the <text:span text:style-name="T3">absolute count</text:span> from <text:s/>the variable assigned to deferred word count. This is useful for things like machine tool leadscrew position, where absolute accuracy is needed.</text:p>
      <text:p text:style-name="P2"/>
      <text:p text:style-name="P2"><text:span text:style-name="T1">assign_count</text:span> ( "yourvariablename" -- ) <text:span text:style-name="T7">in absolute count mode, </text:span>set the encoder to control your variable ‘yourvariable’</text:p>
      <text:p text:style-name="P2"><text:soft-page-break/>e.g. assign_count myvariable1 would cause myvariable1 to be controlled by the encoder.</text:p>
      <text:p text:style-name="P2"/>
      <text:p text:style-name="P2"><text:span text:style-name="T1">default_count</text:span> ( -- ) reset the variable that the encoder controls to the default ‘counter’ in the encoder vocabulary.</text:p>
      <text:p text:style-name="P2"/>
      <text:h text:style-name="Heading_20_1" text:outline-level="1">Test words</text:h>
      <text:p text:style-name="P2"/>
      <text:p text:style-name="P2"><text:span text:style-name="T2">rel</text:span><text:span text:style-name="T1">count. <text:s/></text:span>( – ) is a test word that displays the results from read_count_<text:span text:style-name="T4">rel</text:span> until a key is pressed.</text:p>
      <text:p text:style-name="P2"/>
      <text:p text:style-name="P7"><text:span text:style-name="T1">abscount. <text:s/></text:span>( – ) <text:s/>is a test word that displays the results from read_count_abs until a key is pressed.</text:p>
      <text:p text:style-name="P2"/>
      <text:p text:style-name="P3">Bob Edwards, radio ham G4BBY in SW U.K., wrote this code for ESP32forth v7.0.5.4 in October 2025. Hope you find it usefu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pitch="variable"/>
    <style:font-face style:name="Open Sans" svg:font-family="'Open Sans', 'Segoe U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GB" style:letter-kerning="true" style:font-name-asian="NSimSun1" style:font-family-asian="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loext:num-list-format="%1%" style:num-format="">
        <style:list-level-properties text:list-level-position-and-space-mode="label-alignment">
          <style:list-level-label-alignment text:label-followed-by="nothing"/>
        </style:list-level-properties>
      </text:outline-level-style>
      <text:outline-level-style text:level="2" text:style-name="WW8Num1z1"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5T09:38:29.231000000</meta:creation-date>
    <dc:date>2025-10-16T12:04:51.643000000</dc:date>
    <meta:editing-cycles>24</meta:editing-cycles>
    <meta:editing-duration>PT1H35M36S</meta:editing-duration>
    <meta:generator>LibreOffice/7.2.7.2$Windows_X86_64 LibreOffice_project/8d71d29d553c0f7dcbfa38fbfda25ee34cce99a2</meta:generator>
    <meta:document-statistic meta:table-count="1" meta:image-count="0" meta:object-count="0" meta:page-count="2" meta:paragraph-count="29" meta:word-count="437" meta:character-count="2593" meta:non-whitespace-character-count="2169"/>
  </office:meta>
</office:document-meta>
</file>